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ovrnigh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b</text:p>
          </table:table-cell>
          <table:table-cell office:value-type="string">
            <text:p>m</text:p>
          </table:table-cell>
          <table:table-cell/>
          <table:table-cell office:value-type="string">
            <text:p>ub</text:p>
          </table:table-cell>
          <table:table-cell office:value-type="string">
            <text:p>X-sq</text:p>
          </table:table-cell>
          <table:table-cell/>
        </table:table-row>
        <table:table-row table:style-name="ro1">
          <table:table-cell office:value-type="float" office:value="-1.34114">
            <text:p>-1.34114</text:p>
          </table:table-cell>
          <table:table-cell office:value-type="float" office:value="0.0157">
            <text:p>0.0157</text:p>
          </table:table-cell>
          <table:table-cell office:value-type="float" office:value="0">
            <text:p>0</text:p>
          </table:table-cell>
          <table:table-cell office:value-type="float" office:value="0.264603">
            <text:p>0.2646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-1.43241">
            <text:p>-1.43241</text:p>
          </table:table-cell>
          <table:table-cell office:value-type="float" office:value="0.015345">
            <text:p>0.015345</text:p>
          </table:table-cell>
          <table:table-cell office:value-type="float" office:value="5">
            <text:p>5</text:p>
          </table:table-cell>
          <table:table-cell office:value-type="float" office:value="0.0367911">
            <text:p>0.0367911</text:p>
          </table:table-cell>
          <table:table-cell table:number-columns-repeated="2"/>
        </table:table-row>
        <table:table-row table:style-name="ro1">
          <table:table-cell office:value-type="float" office:value="-1.65177">
            <text:p>-1.65177</text:p>
          </table:table-cell>
          <table:table-cell office:value-type="float" office:value="0.0181954">
            <text:p>0.0181954</text:p>
          </table:table-cell>
          <table:table-cell office:value-type="float" office:value="6">
            <text:p>6</text:p>
          </table:table-cell>
          <table:table-cell office:value-type="float" office:value="0.036882">
            <text:p>0.036882</text:p>
          </table:table-cell>
          <table:table-cell table:number-columns-repeated="2"/>
        </table:table-row>
        <table:table-row table:style-name="ro1">
          <table:table-cell office:value-type="float" office:value="-1.80757">
            <text:p>-1.80757</text:p>
          </table:table-cell>
          <table:table-cell office:value-type="float" office:value="0.0179674">
            <text:p>0.0179674</text:p>
          </table:table-cell>
          <table:table-cell office:value-type="float" office:value="7">
            <text:p>7</text:p>
          </table:table-cell>
          <table:table-cell office:value-type="float" office:value="0.00380122">
            <text:p>0.003801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-1.23097">
            <text:p>-1.23097</text:p>
          </table:table-cell>
          <table:table-cell office:value-type="float" office:value="0.0162136">
            <text:p>0.0162136</text:p>
          </table:table-cell>
          <table:table-cell office:value-type="float" office:value="10">
            <text:p>10</text:p>
          </table:table-cell>
          <table:table-cell office:value-type="float" office:value="0.108815">
            <text:p>0.108815</text:p>
          </table:table-cell>
          <table:table-cell office:value-type="float" office:value="0.00056835">
            <text:p>0.00056835</text:p>
          </table:table-cell>
          <table:table-cell/>
        </table:table-row>
        <table:table-row table:style-name="ro1">
          <table:table-cell office:value-type="float" office:value="-1.02514">
            <text:p>-1.02514</text:p>
          </table:table-cell>
          <table:table-cell office:value-type="float" office:value="0.0145051">
            <text:p>0.0145051</text:p>
          </table:table-cell>
          <table:table-cell office:value-type="float" office:value="11">
            <text:p>11</text:p>
          </table:table-cell>
          <table:table-cell table:style-name="ce1" office:value-type="float" office:value="0.0182222">
            <text:p>1.82E-002</text:p>
          </table:table-cell>
          <table:table-cell table:style-name="ce1" office:value-type="float" office:value="0.0000167138">
            <text:p>1.67E-005</text:p>
          </table:table-cell>
          <table:table-cell/>
        </table:table-row>
        <table:table-row table:style-name="ro1">
          <table:table-cell office:value-type="float" office:value="-1.72681">
            <text:p>-1.72681</text:p>
          </table:table-cell>
          <table:table-cell office:value-type="float" office:value="0.0181038">
            <text:p>0.0181038</text:p>
          </table:table-cell>
          <table:table-cell office:value-type="float" office:value="12">
            <text:p>12</text:p>
          </table:table-cell>
          <table:table-cell office:value-type="float" office:value="0.0170341">
            <text:p>0.0170341</text:p>
          </table:table-cell>
          <table:table-cell table:style-name="ce1" office:value-type="float" office:value="0.0000124818">
            <text:p>1.25E-005</text:p>
          </table:table-cell>
          <table:table-cell/>
        </table:table-row>
        <table:table-row table:style-name="ro1">
          <table:table-cell office:value-type="float" office:value="-1.37703">
            <text:p>-1.37703</text:p>
          </table:table-cell>
          <table:table-cell office:value-type="float" office:value="0.016477">
            <text:p>0.016477</text:p>
          </table:table-cell>
          <table:table-cell office:value-type="float" office:value="13">
            <text:p>13</text:p>
          </table:table-cell>
          <table:table-cell office:value-type="float" office:value="0.0293537">
            <text:p>0.0293537</text:p>
          </table:table-cell>
          <table:table-cell table:style-name="ce1" office:value-type="float" office:value="0.0000400238">
            <text:p>4.00E-005</text:p>
          </table:table-cell>
          <table:table-cell/>
        </table:table-row>
        <table:table-row table:style-name="ro1">
          <table:table-cell office:value-type="float" office:value="-1.89475">
            <text:p>-1.89475</text:p>
          </table:table-cell>
          <table:table-cell office:value-type="float" office:value="0.0167461">
            <text:p>0.0167461</text:p>
          </table:table-cell>
          <table:table-cell office:value-type="float" office:value="14">
            <text:p>14</text:p>
          </table:table-cell>
          <table:table-cell office:value-type="float" office:value="0.0577372">
            <text:p>0.0577372</text:p>
          </table:table-cell>
          <table:table-cell office:value-type="float" office:value="0.000138343">
            <text:p>0.000138343</text:p>
          </table:table-cell>
          <table:table-cell/>
        </table:table-row>
        <table:table-row table:style-name="ro1">
          <table:table-cell office:value-type="float" office:value="-1.85403">
            <text:p>-1.85403</text:p>
          </table:table-cell>
          <table:table-cell office:value-type="float" office:value="0.0168649">
            <text:p>0.0168649</text:p>
          </table:table-cell>
          <table:table-cell office:value-type="float" office:value="15">
            <text:p>15</text:p>
          </table:table-cell>
          <table:table-cell office:value-type="float" office:value="0.0453949">
            <text:p>0.0453949</text:p>
          </table:table-cell>
          <table:table-cell table:style-name="ce1" office:value-type="float" office:value="0.000086262">
            <text:p>8.63E-005</text:p>
          </table:table-cell>
          <table:table-cell/>
        </table:table-row>
        <table:table-row table:style-name="ro1">
          <table:table-cell office:value-type="float" office:value="-1.76055">
            <text:p>-1.76055</text:p>
          </table:table-cell>
          <table:table-cell office:value-type="float" office:value="0.0207274">
            <text:p>0.0207274</text:p>
          </table:table-cell>
          <table:table-cell office:value-type="float" office:value="16">
            <text:p>16</text:p>
          </table:table-cell>
          <table:table-cell office:value-type="float" office:value="0.0158163">
            <text:p>0.0158163</text:p>
          </table:table-cell>
          <table:table-cell table:style-name="ce1" office:value-type="float" office:value="0.0000106831">
            <text:p>1.07E-005</text:p>
          </table:table-cell>
          <table:table-cell/>
        </table:table-row>
        <table:table-row table:style-name="ro1">
          <table:table-cell office:value-type="float" office:value="-1.70405">
            <text:p>-1.70405</text:p>
          </table:table-cell>
          <table:table-cell office:value-type="float" office:value="0.0172727">
            <text:p>0.0172727</text:p>
          </table:table-cell>
          <table:table-cell office:value-type="float" office:value="17">
            <text:p>17</text:p>
          </table:table-cell>
          <table:table-cell office:value-type="float" office:value="0.0560669">
            <text:p>0.0560669</text:p>
          </table:table-cell>
          <table:table-cell office:value-type="float" office:value="0.000135884">
            <text:p>0.000135884</text:p>
          </table:table-cell>
          <table:table-cell/>
        </table:table-row>
        <table:table-row table:style-name="ro1">
          <table:table-cell office:value-type="float" office:value="-1.78095">
            <text:p>-1.78095</text:p>
          </table:table-cell>
          <table:table-cell office:value-type="float" office:value="0.0199191">
            <text:p>0.0199191</text:p>
          </table:table-cell>
          <table:table-cell office:value-type="float" office:value="18">
            <text:p>18</text:p>
          </table:table-cell>
          <table:table-cell office:value-type="float" office:value="0.0140364">
            <text:p>0.0140364</text:p>
          </table:table-cell>
          <table:table-cell table:style-name="ce1" office:value-type="float" office:value="0.00000837718">
            <text:p>8.38E-006</text:p>
          </table:table-cell>
          <table:table-cell/>
        </table:table-row>
        <table:table-row table:style-name="ro1">
          <table:table-cell office:value-type="float" office:value="-2.39059">
            <text:p>-2.39059</text:p>
          </table:table-cell>
          <table:table-cell office:value-type="float" office:value="0.0205421">
            <text:p>0.0205421</text:p>
          </table:table-cell>
          <table:table-cell office:value-type="float" office:value="19">
            <text:p>19</text:p>
          </table:table-cell>
          <table:table-cell office:value-type="float" office:value="0.196512">
            <text:p>0.196512</text:p>
          </table:table-cell>
          <table:table-cell office:value-type="float" office:value="0.00144619">
            <text:p>0.00144619</text:p>
          </table:table-cell>
          <table:table-cell/>
        </table:table-row>
        <table:table-row table:style-name="ro1">
          <table:table-cell office:value-type="float" office:value="-2.02986">
            <text:p>-2.02986</text:p>
          </table:table-cell>
          <table:table-cell office:value-type="float" office:value="0.0191715">
            <text:p>0.0191715</text:p>
          </table:table-cell>
          <table:table-cell office:value-type="float" office:value="20">
            <text:p>20</text:p>
          </table:table-cell>
          <table:table-cell office:value-type="float" office:value="0.0126876">
            <text:p>0.0126876</text:p>
          </table:table-cell>
          <table:table-cell table:style-name="ce1" office:value-type="float" office:value="0.00000649359">
            <text:p>6.49E-006</text:p>
          </table:table-cell>
          <table:table-cell/>
        </table:table-row>
        <table:table-row table:style-name="ro1">
          <table:table-cell office:value-type="float" office:value="-1.92173">
            <text:p>-1.92173</text:p>
          </table:table-cell>
          <table:table-cell office:value-type="float" office:value="0.019698">
            <text:p>0.019698</text:p>
          </table:table-cell>
          <table:table-cell office:value-type="float" office:value="21">
            <text:p>21</text:p>
          </table:table-cell>
          <table:table-cell office:value-type="float" office:value="0.105966">
            <text:p>0.105966</text:p>
          </table:table-cell>
          <table:table-cell office:value-type="float" office:value="0.000463301">
            <text:p>0.000463301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-1.84981">
            <text:p>-1.84981</text:p>
          </table:table-cell>
          <table:table-cell office:value-type="float" office:value="0.0201993">
            <text:p>0.0201993</text:p>
          </table:table-cell>
          <table:table-cell office:value-type="float" office:value="23">
            <text:p>23</text:p>
          </table:table-cell>
          <table:table-cell office:value-type="float" office:value="0.060458">
            <text:p>0.060458</text:p>
          </table:table-cell>
          <table:table-cell office:value-type="float" office:value="0.000153142">
            <text:p>0.000153142</text:p>
          </table:table-cell>
          <table:table-cell/>
        </table:table-row>
        <table:table-row table:style-name="ro1">
          <table:table-cell office:value-type="float" office:value="-2.40805">
            <text:p>-2.40805</text:p>
          </table:table-cell>
          <table:table-cell office:value-type="float" office:value="0.0201429">
            <text:p>0.0201429</text:p>
          </table:table-cell>
          <table:table-cell office:value-type="float" office:value="24">
            <text:p>24</text:p>
          </table:table-cell>
          <table:table-cell office:value-type="float" office:value="0.0810047">
            <text:p>0.0810047</text:p>
          </table:table-cell>
          <table:table-cell office:value-type="float" office:value="0.000244952">
            <text:p>0.000244952</text:p>
          </table:table-cell>
          <table:table-cell/>
        </table:table-row>
        <table:table-row table:style-name="ro1">
          <table:table-cell office:value-type="float" office:value="-2.81724">
            <text:p>-2.81724</text:p>
          </table:table-cell>
          <table:table-cell office:value-type="float" office:value="0.0179211">
            <text:p>0.0179211</text:p>
          </table:table-cell>
          <table:table-cell office:value-type="float" office:value="25">
            <text:p>25</text:p>
          </table:table-cell>
          <table:table-cell office:value-type="float" office:value="0.0702183">
            <text:p>0.0702183</text:p>
          </table:table-cell>
          <table:table-cell office:value-type="float" office:value="0.000122195">
            <text:p>0.000122195</text:p>
          </table:table-cell>
          <table:table-cell office:value-type="float" office:value="0.000169812">
            <text:p>0.000169812</text:p>
          </table:table-cell>
        </table:table-row>
        <table:table-row table:style-name="ro1">
          <table:table-cell office:value-type="float" office:value="-2.22891">
            <text:p>-2.22891</text:p>
          </table:table-cell>
          <table:table-cell office:value-type="float" office:value="0.0193787">
            <text:p>0.0193787</text:p>
          </table:table-cell>
          <table:table-cell office:value-type="float" office:value="26">
            <text:p>26</text:p>
          </table:table-cell>
          <table:table-cell office:value-type="float" office:value="0.0777489">
            <text:p>0.0777489</text:p>
          </table:table-cell>
          <table:table-cell office:value-type="float" office:value="0.000234004">
            <text:p>0.000234004</text:p>
          </table:table-cell>
          <table:table-cell/>
        </table:table-row>
        <table:table-row table:style-name="ro1">
          <table:table-cell office:value-type="float" office:value="-1.53738">
            <text:p>-1.53738</text:p>
          </table:table-cell>
          <table:table-cell office:value-type="float" office:value="0.0197481">
            <text:p>0.0197481</text:p>
          </table:table-cell>
          <table:table-cell office:value-type="float" office:value="27">
            <text:p>27</text:p>
          </table:table-cell>
          <table:table-cell office:value-type="float" office:value="0.173856">
            <text:p>0.173856</text:p>
          </table:table-cell>
          <table:table-cell office:value-type="float" office:value="0.00135447">
            <text:p>0.00135447</text:p>
          </table:table-cell>
          <table:table-cell/>
        </table:table-row>
        <table:table-row table:style-name="ro1">
          <table:table-cell office:value-type="float" office:value="-0.206071">
            <text:p>-0.206071</text:p>
          </table:table-cell>
          <table:table-cell office:value-type="float" office:value="0.019327">
            <text:p>0.019327</text:p>
          </table:table-cell>
          <table:table-cell office:value-type="float" office:value="28">
            <text:p>28</text:p>
          </table:table-cell>
          <table:table-cell office:value-type="float" office:value="0.00145975">
            <text:p>0.00145975</text:p>
          </table:table-cell>
          <table:table-cell table:style-name="ce1" office:value-type="float" office:value="0.000000131034">
            <text:p>1.31E-007</text:p>
          </table:table-cell>
          <table:table-cell/>
        </table:table-row>
        <table:table-row table:style-name="ro1">
          <table:table-cell office:value-type="float" office:value="-2.10463">
            <text:p>-2.10463</text:p>
          </table:table-cell>
          <table:table-cell office:value-type="float" office:value="0.0194282">
            <text:p>0.0194282</text:p>
          </table:table-cell>
          <table:table-cell office:value-type="float" office:value="29">
            <text:p>29</text:p>
          </table:table-cell>
          <table:table-cell office:value-type="float" office:value="0.152116">
            <text:p>0.152116</text:p>
          </table:table-cell>
          <table:table-cell office:value-type="float" office:value="0.000918788">
            <text:p>0.000918788</text:p>
          </table:table-cell>
          <table:table-cell/>
        </table:table-row>
        <table:table-row table:style-name="ro1">
          <table:table-cell office:value-type="float" office:value="-2.56005">
            <text:p>-2.56005</text:p>
          </table:table-cell>
          <table:table-cell office:value-type="float" office:value="0.0221324">
            <text:p>0.0221324</text:p>
          </table:table-cell>
          <table:table-cell office:value-type="float" office:value="30">
            <text:p>30</text:p>
          </table:table-cell>
          <table:table-cell office:value-type="float" office:value="0.194809">
            <text:p>0.194809</text:p>
          </table:table-cell>
          <table:table-cell office:value-type="float" office:value="0.000429334">
            <text:p>0.000429334</text:p>
          </table:table-cell>
          <table:table-cell/>
        </table:table-row>
        <table:table-row table:style-name="ro1">
          <table:table-cell office:value-type="float" office:value="-2.00091">
            <text:p>-2.00091</text:p>
          </table:table-cell>
          <table:table-cell office:value-type="float" office:value="0.0215949">
            <text:p>0.0215949</text:p>
          </table:table-cell>
          <table:table-cell office:value-type="float" office:value="31">
            <text:p>31</text:p>
          </table:table-cell>
          <table:table-cell office:value-type="float" office:value="0.213442">
            <text:p>0.213442</text:p>
          </table:table-cell>
          <table:table-cell office:value-type="float" office:value="0.00184798">
            <text:p>0.00184798</text:p>
          </table:table-cell>
          <table:table-cell/>
        </table:table-row>
        <table:table-row table:style-name="ro1">
          <table:table-cell office:value-type="float" office:value="-1.37383">
            <text:p>-1.37383</text:p>
          </table:table-cell>
          <table:table-cell office:value-type="float" office:value="0.0184779">
            <text:p>0.0184779</text:p>
          </table:table-cell>
          <table:table-cell office:value-type="float" office:value="32">
            <text:p>32</text:p>
          </table:table-cell>
          <table:table-cell office:value-type="float" office:value="0.0103302">
            <text:p>0.0103302</text:p>
          </table:table-cell>
          <table:table-cell table:style-name="ce1" office:value-type="float" office:value="0.00000496046">
            <text:p>4.96E-006</text:p>
          </table:table-cell>
          <table:table-cell/>
        </table:table-row>
        <table:table-row table:style-name="ro1">
          <table:table-cell office:value-type="float" office:value="-1.42609">
            <text:p>-1.42609</text:p>
          </table:table-cell>
          <table:table-cell office:value-type="float" office:value="0.018331">
            <text:p>0.018331</text:p>
          </table:table-cell>
          <table:table-cell office:value-type="float" office:value="33">
            <text:p>33</text:p>
          </table:table-cell>
          <table:table-cell office:value-type="float" office:value="0.161518">
            <text:p>0.161518</text:p>
          </table:table-cell>
          <table:table-cell office:value-type="float" office:value="0.00119824">
            <text:p>0.00119824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-0.630369">
            <text:p>-0.630369</text:p>
          </table:table-cell>
          <table:table-cell office:value-type="float" office:value="0.0159868">
            <text:p>0.0159868</text:p>
          </table:table-cell>
          <table:table-cell office:value-type="float" office:value="35">
            <text:p>35</text:p>
          </table:table-cell>
          <table:table-cell office:value-type="float" office:value="0.226369">
            <text:p>0.226369</text:p>
          </table:table-cell>
          <table:table-cell office:value-type="float" office:value="0.00283153">
            <text:p>0.00283153</text:p>
          </table:table-cell>
          <table:table-cell/>
        </table:table-row>
        <table:table-row table:style-name="ro1">
          <table:table-cell office:value-type="float" office:value="-1.69404">
            <text:p>-1.69404</text:p>
          </table:table-cell>
          <table:table-cell office:value-type="float" office:value="0.0181467">
            <text:p>0.0181467</text:p>
          </table:table-cell>
          <table:table-cell office:value-type="float" office:value="36">
            <text:p>36</text:p>
          </table:table-cell>
          <table:table-cell office:value-type="float" office:value="0.104152">
            <text:p>0.104152</text:p>
          </table:table-cell>
          <table:table-cell office:value-type="float" office:value="0.000469888">
            <text:p>0.000469888</text:p>
          </table:table-cell>
          <table:table-cell/>
        </table:table-row>
        <table:table-row table:style-name="ro1">
          <table:table-cell office:value-type="float" office:value="-1.34312">
            <text:p>-1.34312</text:p>
          </table:table-cell>
          <table:table-cell office:value-type="float" office:value="0.0195207">
            <text:p>0.0195207</text:p>
          </table:table-cell>
          <table:table-cell office:value-type="float" office:value="37">
            <text:p>37</text:p>
          </table:table-cell>
          <table:table-cell office:value-type="float" office:value="0.280101">
            <text:p>0.280101</text:p>
          </table:table-cell>
          <table:table-cell office:value-type="float" office:value="0.00366857">
            <text:p>0.00366857</text:p>
          </table:table-cell>
          <table:table-cell/>
        </table:table-row>
        <table:table-row table:style-name="ro1">
          <table:table-cell office:value-type="float" office:value="-1.85686">
            <text:p>-1.85686</text:p>
          </table:table-cell>
          <table:table-cell office:value-type="float" office:value="0.0206649">
            <text:p>0.0206649</text:p>
          </table:table-cell>
          <table:table-cell office:value-type="float" office:value="38">
            <text:p>38</text:p>
          </table:table-cell>
          <table:table-cell office:value-type="float" office:value="0.124484">
            <text:p>0.124484</text:p>
          </table:table-cell>
          <table:table-cell office:value-type="float" office:value="0.000648195">
            <text:p>0.000648195</text:p>
          </table:table-cell>
          <table:table-cell/>
        </table:table-row>
        <table:table-row table:style-name="ro1">
          <table:table-cell office:value-type="float" office:value="-1.34918">
            <text:p>-1.34918</text:p>
          </table:table-cell>
          <table:table-cell office:value-type="float" office:value="0.0193191">
            <text:p>0.0193191</text:p>
          </table:table-cell>
          <table:table-cell office:value-type="float" office:value="39">
            <text:p>39</text:p>
          </table:table-cell>
          <table:table-cell office:value-type="float" office:value="0.194801">
            <text:p>0.194801</text:p>
          </table:table-cell>
          <table:table-cell office:value-type="float" office:value="0.00177289">
            <text:p>0.00177289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-2.05957">
            <text:p>-2.05957</text:p>
          </table:table-cell>
          <table:table-cell office:value-type="float" office:value="0.0190132">
            <text:p>0.0190132</text:p>
          </table:table-cell>
          <table:table-cell office:value-type="float" office:value="48">
            <text:p>48</text:p>
          </table:table-cell>
          <table:table-cell office:value-type="float" office:value="0.178173">
            <text:p>0.178173</text:p>
          </table:table-cell>
          <table:table-cell office:value-type="float" office:value="0.00127225">
            <text:p>0.00127225</text:p>
          </table:table-cell>
          <table:table-cell/>
        </table:table-row>
        <table:table-row table:style-name="ro1">
          <table:table-cell office:value-type="float" office:value="-1.72071">
            <text:p>-1.72071</text:p>
          </table:table-cell>
          <table:table-cell office:value-type="float" office:value="0.0177867">
            <text:p>0.0177867</text:p>
          </table:table-cell>
          <table:table-cell office:value-type="float" office:value="49">
            <text:p>49</text:p>
          </table:table-cell>
          <table:table-cell office:value-type="float" office:value="0.109839">
            <text:p>0.109839</text:p>
          </table:table-cell>
          <table:table-cell office:value-type="float" office:value="0.000519594">
            <text:p>0.000519594</text:p>
          </table:table-cell>
          <table:table-cell/>
        </table:table-row>
        <table:table-row table:style-name="ro1">
          <table:table-cell office:value-type="float" office:value="-1.65656">
            <text:p>-1.65656</text:p>
          </table:table-cell>
          <table:table-cell office:value-type="float" office:value="0.0180961">
            <text:p>0.0180961</text:p>
          </table:table-cell>
          <table:table-cell office:value-type="float" office:value="50">
            <text:p>50</text:p>
          </table:table-cell>
          <table:table-cell office:value-type="float" office:value="0.204053">
            <text:p>0.204053</text:p>
          </table:table-cell>
          <table:table-cell office:value-type="float" office:value="0.00181765">
            <text:p>0.00181765</text:p>
          </table:table-cell>
          <table:table-cell/>
        </table:table-row>
        <table:table-row table:style-name="ro1">
          <table:table-cell office:value-type="float" office:value="-1.47513">
            <text:p>-1.47513</text:p>
          </table:table-cell>
          <table:table-cell office:value-type="float" office:value="0.0156818">
            <text:p>0.0156818</text:p>
          </table:table-cell>
          <table:table-cell office:value-type="float" office:value="51">
            <text:p>51</text:p>
          </table:table-cell>
          <table:table-cell office:value-type="float" office:value="0.0523778">
            <text:p>0.0523778</text:p>
          </table:table-cell>
          <table:table-cell office:value-type="float" office:value="0.000124679">
            <text:p>0.000124679</text:p>
          </table:table-cell>
          <table:table-cell/>
        </table:table-row>
        <table:table-row table:style-name="ro1">
          <table:table-cell office:value-type="float" office:value="-1.82016">
            <text:p>-1.82016</text:p>
          </table:table-cell>
          <table:table-cell office:value-type="float" office:value="0.0186704">
            <text:p>0.0186704</text:p>
          </table:table-cell>
          <table:table-cell office:value-type="float" office:value="52">
            <text:p>52</text:p>
          </table:table-cell>
          <table:table-cell office:value-type="float" office:value="0.0729022">
            <text:p>0.0729022</text:p>
          </table:table-cell>
          <table:table-cell office:value-type="float" office:value="0.00022408">
            <text:p>0.00022408</text:p>
          </table:table-cell>
          <table:table-cell/>
        </table:table-row>
        <table:table-row table:style-name="ro1">
          <table:table-cell office:value-type="float" office:value="-1.74663">
            <text:p>-1.74663</text:p>
          </table:table-cell>
          <table:table-cell office:value-type="float" office:value="0.0184721">
            <text:p>0.0184721</text:p>
          </table:table-cell>
          <table:table-cell office:value-type="float" office:value="53">
            <text:p>53</text:p>
          </table:table-cell>
          <table:table-cell office:value-type="float" office:value="0.182119">
            <text:p>0.182119</text:p>
          </table:table-cell>
          <table:table-cell office:value-type="float" office:value="0.00142015">
            <text:p>0.00142015</text:p>
          </table:table-cell>
          <table:table-cell/>
        </table:table-row>
        <table:table-row table:style-name="ro1">
          <table:table-cell office:value-type="float" office:value="-1.88234">
            <text:p>-1.88234</text:p>
          </table:table-cell>
          <table:table-cell office:value-type="float" office:value="0.019698">
            <text:p>0.019698</text:p>
          </table:table-cell>
          <table:table-cell office:value-type="float" office:value="54">
            <text:p>54</text:p>
          </table:table-cell>
          <table:table-cell office:value-type="float" office:value="0.105525">
            <text:p>0.105525</text:p>
          </table:table-cell>
          <table:table-cell office:value-type="float" office:value="0.000463301">
            <text:p>0.000463301</text:p>
          </table:table-cell>
          <table:table-cell/>
        </table:table-row>
        <table:table-row table:style-name="ro1">
          <table:table-cell office:value-type="float" office:value="-1.94278">
            <text:p>-1.94278</text:p>
          </table:table-cell>
          <table:table-cell office:value-type="float" office:value="0.0187164">
            <text:p>0.0187164</text:p>
          </table:table-cell>
          <table:table-cell office:value-type="float" office:value="55">
            <text:p>55</text:p>
          </table:table-cell>
          <table:table-cell office:value-type="float" office:value="0.145228">
            <text:p>0.145228</text:p>
          </table:table-cell>
          <table:table-cell office:value-type="float" office:value="0.000866279">
            <text:p>0.000866279</text:p>
          </table:table-cell>
          <table:table-cell/>
        </table:table-row>
        <table:table-row table:style-name="ro1">
          <table:table-cell office:value-type="float" office:value="-1.5881">
            <text:p>-1.5881</text:p>
          </table:table-cell>
          <table:table-cell office:value-type="float" office:value="0.0186152">
            <text:p>0.0186152</text:p>
          </table:table-cell>
          <table:table-cell office:value-type="float" office:value="56">
            <text:p>56</text:p>
          </table:table-cell>
          <table:table-cell office:value-type="float" office:value="0.193829">
            <text:p>0.193829</text:p>
          </table:table-cell>
          <table:table-cell office:value-type="float" office:value="0.00166478">
            <text:p>0.00166478</text:p>
          </table:table-cell>
          <table:table-cell/>
        </table:table-row>
        <table:table-row table:style-name="ro1">
          <table:table-cell office:value-type="float" office:value="-1.53908">
            <text:p>-1.53908</text:p>
          </table:table-cell>
          <table:table-cell office:value-type="float" office:value="0.0175243">
            <text:p>0.0175243</text:p>
          </table:table-cell>
          <table:table-cell office:value-type="float" office:value="57">
            <text:p>57</text:p>
          </table:table-cell>
          <table:table-cell office:value-type="float" office:value="0.0978682">
            <text:p>0.0978682</text:p>
          </table:table-cell>
          <table:table-cell office:value-type="float" office:value="0.00042916">
            <text:p>0.00042916</text:p>
          </table:table-cell>
          <table:table-cell/>
        </table:table-row>
        <table:table-row table:style-name="ro1">
          <table:table-cell office:value-type="float" office:value="-1.48292">
            <text:p>-1.48292</text:p>
          </table:table-cell>
          <table:table-cell office:value-type="float" office:value="0.0194282">
            <text:p>0.0194282</text:p>
          </table:table-cell>
          <table:table-cell office:value-type="float" office:value="58">
            <text:p>58</text:p>
          </table:table-cell>
          <table:table-cell office:value-type="float" office:value="0.142324">
            <text:p>0.142324</text:p>
          </table:table-cell>
          <table:table-cell office:value-type="float" office:value="0.000918788">
            <text:p>0.000918788</text:p>
          </table:table-cell>
          <table:table-cell/>
        </table:table-row>
        <table:table-row table:style-name="ro1">
          <table:table-cell office:value-type="float" office:value="-2.70339">
            <text:p>-2.70339</text:p>
          </table:table-cell>
          <table:table-cell office:value-type="float" office:value="0.0201963">
            <text:p>0.0201963</text:p>
          </table:table-cell>
          <table:table-cell office:value-type="float" office:value="59">
            <text:p>59</text:p>
          </table:table-cell>
          <table:table-cell office:value-type="float" office:value="0.16661">
            <text:p>0.16661</text:p>
          </table:table-cell>
          <table:table-cell office:value-type="float" office:value="0.000977181">
            <text:p>0.000977181</text:p>
          </table:table-cell>
          <table:table-cell/>
        </table:table-row>
        <table:table-row table:style-name="ro1">
          <table:table-cell office:value-type="float" office:value="-1.97928">
            <text:p>-1.97928</text:p>
          </table:table-cell>
          <table:table-cell office:value-type="float" office:value="0.0181954">
            <text:p>0.0181954</text:p>
          </table:table-cell>
          <table:table-cell office:value-type="float" office:value="60">
            <text:p>60</text:p>
          </table:table-cell>
          <table:table-cell office:value-type="float" office:value="0.0381943">
            <text:p>0.0381943</text:p>
          </table:table-cell>
          <table:table-cell table:style-name="ce1" office:value-type="float" office:value="0.0000594721">
            <text:p>5.95E-005</text:p>
          </table:table-cell>
          <table:table-cell/>
        </table:table-row>
        <table:table-row table:style-name="ro1">
          <table:table-cell office:value-type="float" office:value="-1.35343">
            <text:p>-1.35343</text:p>
          </table:table-cell>
          <table:table-cell office:value-type="float" office:value="0.0186572">
            <text:p>0.0186572</text:p>
          </table:table-cell>
          <table:table-cell office:value-type="float" office:value="61">
            <text:p>61</text:p>
          </table:table-cell>
          <table:table-cell office:value-type="float" office:value="0.255942">
            <text:p>0.255942</text:p>
          </table:table-cell>
          <table:table-cell office:value-type="float" office:value="0.00305646">
            <text:p>0.00305646</text:p>
          </table:table-cell>
          <table:table-cell/>
        </table:table-row>
        <table:table-row table:style-name="ro1">
          <table:table-cell office:value-type="float" office:value="-1.52716">
            <text:p>-1.52716</text:p>
          </table:table-cell>
          <table:table-cell office:value-type="float" office:value="0.0161047">
            <text:p>0.0161047</text:p>
          </table:table-cell>
          <table:table-cell office:value-type="float" office:value="62">
            <text:p>62</text:p>
          </table:table-cell>
          <table:table-cell office:value-type="float" office:value="0.0639479">
            <text:p>0.0639479</text:p>
          </table:table-cell>
          <table:table-cell office:value-type="float" office:value="0.00018372">
            <text:p>0.00018372</text:p>
          </table:table-cell>
          <table:table-cell/>
        </table:table-row>
        <table:table-row table:style-name="ro1">
          <table:table-cell office:value-type="float" office:value="-1.02953">
            <text:p>-1.02953</text:p>
          </table:table-cell>
          <table:table-cell office:value-type="float" office:value="0.0185198">
            <text:p>0.0185198</text:p>
          </table:table-cell>
          <table:table-cell office:value-type="float" office:value="63">
            <text:p>63</text:p>
          </table:table-cell>
          <table:table-cell office:value-type="float" office:value="0.47562">
            <text:p>0.47562</text:p>
          </table:table-cell>
          <table:table-cell office:value-type="float" office:value="0.0113403">
            <text:p>0.0113403</text:p>
          </table:table-cell>
          <table:table-cell/>
        </table:table-row>
      </table:table>
      <table:table table:name="6.7 Lin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b</text:p>
          </table:table-cell>
          <table:table-cell office:value-type="string">
            <text:p>m</text:p>
          </table:table-cell>
          <table:table-cell office:value-type="string">
            <text:p>index</text:p>
          </table:table-cell>
          <table:table-cell office:value-type="string">
            <text:p>ub</text:p>
          </table:table-cell>
          <table:table-cell office:value-type="string">
            <text:p>um</text:p>
          </table:table-cell>
          <table:table-cell office:value-type="string">
            <text:p>X-sq</text:p>
          </table:table-cell>
        </table:table-row>
        <table:table-row table:style-name="ro1">
          <table:table-cell office:value-type="float" office:value="-2.0567">
            <text:p>-2.0567</text:p>
          </table:table-cell>
          <table:table-cell office:value-type="float" office:value="0.0166287">
            <text:p>0.0166287</text:p>
          </table:table-cell>
          <table:table-cell office:value-type="float" office:value="0">
            <text:p>0</text:p>
          </table:table-cell>
          <table:table-cell office:value-type="float" office:value="0.108464">
            <text:p>0.108464</text:p>
          </table:table-cell>
          <table:table-cell office:value-type="float" office:value="0.000189011">
            <text:p>0.000189011</text:p>
          </table:table-cell>
          <table:table-cell office:value-type="float" office:value="0.00047186">
            <text:p>0.0004718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-1.81202">
            <text:p>-1.81202</text:p>
          </table:table-cell>
          <table:table-cell office:value-type="float" office:value="0.0151124">
            <text:p>0.0151124</text:p>
          </table:table-cell>
          <table:table-cell office:value-type="float" office:value="5">
            <text:p>5</text:p>
          </table:table-cell>
          <table:table-cell office:value-type="float" office:value="0.201059">
            <text:p>0.201059</text:p>
          </table:table-cell>
          <table:table-cell office:value-type="float" office:value="0.000326741">
            <text:p>0.000326741</text:p>
          </table:table-cell>
          <table:table-cell office:value-type="float" office:value="0.00170666">
            <text:p>0.00170666</text:p>
          </table:table-cell>
        </table:table-row>
        <table:table-row table:style-name="ro1">
          <table:table-cell office:value-type="float" office:value="-2.40754">
            <text:p>-2.40754</text:p>
          </table:table-cell>
          <table:table-cell office:value-type="float" office:value="0.0176151">
            <text:p>0.0176151</text:p>
          </table:table-cell>
          <table:table-cell office:value-type="float" office:value="6">
            <text:p>6</text:p>
          </table:table-cell>
          <table:table-cell office:value-type="float" office:value="0.498114">
            <text:p>0.498114</text:p>
          </table:table-cell>
          <table:table-cell office:value-type="float" office:value="0.000887119">
            <text:p>0.000887119</text:p>
          </table:table-cell>
          <table:table-cell office:value-type="float" office:value="0.00924072">
            <text:p>0.00924072</text:p>
          </table:table-cell>
        </table:table-row>
        <table:table-row table:style-name="ro1">
          <table:table-cell table:style-name="ce2" office:value-type="float" office:value="-2.14576">
            <text:p>-2.14576</text:p>
          </table:table-cell>
          <table:table-cell office:value-type="float" office:value="0.0177394">
            <text:p>0.0177394</text:p>
          </table:table-cell>
          <table:table-cell office:value-type="float" office:value="7">
            <text:p>7</text:p>
          </table:table-cell>
          <table:table-cell office:value-type="float" office:value="0.147477">
            <text:p>0.147477</text:p>
          </table:table-cell>
          <table:table-cell office:value-type="float" office:value="0.000271644">
            <text:p>0.000271644</text:p>
          </table:table-cell>
          <table:table-cell office:value-type="float" office:value="0.000856311">
            <text:p>0.000856311</text:p>
          </table:table-cell>
        </table:table-row>
        <table:table-row table:style-name="ro1">
          <table:table-cell office:value-type="float" office:value="-1.98812">
            <text:p>-1.98812</text:p>
          </table:table-cell>
          <table:table-cell office:value-type="float" office:value="0.0159578">
            <text:p>0.0159578</text:p>
          </table:table-cell>
          <table:table-cell office:value-type="float" office:value="8">
            <text:p>8</text:p>
          </table:table-cell>
          <table:table-cell office:value-type="float" office:value="0.139566">
            <text:p>0.139566</text:p>
          </table:table-cell>
          <table:table-cell office:value-type="float" office:value="0.000235076">
            <text:p>0.000235076</text:p>
          </table:table-cell>
          <table:table-cell office:value-type="float" office:value="0.000792476">
            <text:p>0.000792476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-1.7493">
            <text:p>-1.7493</text:p>
          </table:table-cell>
          <table:table-cell office:value-type="float" office:value="0.0147443">
            <text:p>0.0147443</text:p>
          </table:table-cell>
          <table:table-cell office:value-type="float" office:value="11">
            <text:p>11</text:p>
          </table:table-cell>
          <table:table-cell office:value-type="float" office:value="0.00241106">
            <text:p>0.00241106</text:p>
          </table:table-cell>
          <table:table-cell table:style-name="ce1" office:value-type="float" office:value="0.00000384854">
            <text:p>3.85E-006</text:p>
          </table:table-cell>
          <table:table-cell table:style-name="ce1" office:value-type="float" office:value="0.000000248859">
            <text:p>2.49E-007</text:p>
          </table:table-cell>
        </table:table-row>
        <table:table-row table:style-name="ro1">
          <table:table-cell office:value-type="float" office:value="-2.85519">
            <text:p>-2.85519</text:p>
          </table:table-cell>
          <table:table-cell office:value-type="float" office:value="0.0185726">
            <text:p>0.0185726</text:p>
          </table:table-cell>
          <table:table-cell office:value-type="float" office:value="12">
            <text:p>12</text:p>
          </table:table-cell>
          <table:table-cell office:value-type="float" office:value="0.0742823">
            <text:p>0.0742823</text:p>
          </table:table-cell>
          <table:table-cell office:value-type="float" office:value="0.000133478">
            <text:p>0.000133478</text:p>
          </table:table-cell>
          <table:table-cell office:value-type="float" office:value="0.000188652">
            <text:p>0.000188652</text:p>
          </table:table-cell>
        </table:table-row>
        <table:table-row table:style-name="ro1">
          <table:table-cell office:value-type="float" office:value="-2.36007">
            <text:p>-2.36007</text:p>
          </table:table-cell>
          <table:table-cell office:value-type="float" office:value="0.0165139">
            <text:p>0.0165139</text:p>
          </table:table-cell>
          <table:table-cell office:value-type="float" office:value="13">
            <text:p>13</text:p>
          </table:table-cell>
          <table:table-cell office:value-type="float" office:value="0.0982143">
            <text:p>0.0982143</text:p>
          </table:table-cell>
          <table:table-cell office:value-type="float" office:value="0.000164764">
            <text:p>0.000164764</text:p>
          </table:table-cell>
          <table:table-cell office:value-type="float" office:value="0.000363574">
            <text:p>0.000363574</text:p>
          </table:table-cell>
        </table:table-row>
        <table:table-row table:style-name="ro1">
          <table:table-cell office:value-type="float" office:value="-2.83716">
            <text:p>-2.83716</text:p>
          </table:table-cell>
          <table:table-cell office:value-type="float" office:value="0.0168546">
            <text:p>0.0168546</text:p>
          </table:table-cell>
          <table:table-cell office:value-type="float" office:value="14">
            <text:p>14</text:p>
          </table:table-cell>
          <table:table-cell office:value-type="float" office:value="0.246817">
            <text:p>0.246817</text:p>
          </table:table-cell>
          <table:table-cell office:value-type="float" office:value="0.000403181">
            <text:p>0.000403181</text:p>
          </table:table-cell>
          <table:table-cell office:value-type="float" office:value="0.00208894">
            <text:p>0.00208894</text:p>
          </table:table-cell>
        </table:table-row>
        <table:table-row table:style-name="ro1">
          <table:table-cell office:value-type="float" office:value="-2.70561">
            <text:p>-2.70561</text:p>
          </table:table-cell>
          <table:table-cell office:value-type="float" office:value="0.0169447">
            <text:p>0.0169447</text:p>
          </table:table-cell>
          <table:table-cell office:value-type="float" office:value="15">
            <text:p>15</text:p>
          </table:table-cell>
          <table:table-cell office:value-type="float" office:value="0.0894731">
            <text:p>0.0894731</text:p>
          </table:table-cell>
          <table:table-cell office:value-type="float" office:value="0.000148823">
            <text:p>0.000148823</text:p>
          </table:table-cell>
          <table:table-cell office:value-type="float" office:value="0.000281742">
            <text:p>0.000281742</text:p>
          </table:table-cell>
        </table:table-row>
        <table:table-row table:style-name="ro1">
          <table:table-cell office:value-type="float" office:value="-3.48092">
            <text:p>-3.48092</text:p>
          </table:table-cell>
          <table:table-cell office:value-type="float" office:value="0.0207274">
            <text:p>0.0207274</text:p>
          </table:table-cell>
          <table:table-cell office:value-type="float" office:value="16">
            <text:p>16</text:p>
          </table:table-cell>
          <table:table-cell office:value-type="float" office:value="0.0187408">
            <text:p>0.0187408</text:p>
          </table:table-cell>
          <table:table-cell table:style-name="ce1" office:value-type="float" office:value="0.0000354478">
            <text:p>3.54E-005</text:p>
          </table:table-cell>
          <table:table-cell table:style-name="ce1" office:value-type="float" office:value="0.0000106831">
            <text:p>1.07E-005</text:p>
          </table:table-cell>
        </table:table-row>
        <table:table-row table:style-name="ro1">
          <table:table-cell office:value-type="float" office:value="-2.76771">
            <text:p>-2.76771</text:p>
          </table:table-cell>
          <table:table-cell office:value-type="float" office:value="0.0174775">
            <text:p>0.0174775</text:p>
          </table:table-cell>
          <table:table-cell office:value-type="float" office:value="17">
            <text:p>17</text:p>
          </table:table-cell>
          <table:table-cell office:value-type="float" office:value="0.183074">
            <text:p>0.183074</text:p>
          </table:table-cell>
          <table:table-cell office:value-type="float" office:value="0.000312196">
            <text:p>0.000312196</text:p>
          </table:table-cell>
          <table:table-cell office:value-type="float" office:value="0.00116511">
            <text:p>0.00116511</text:p>
          </table:table-cell>
        </table:table-row>
        <table:table-row table:style-name="ro1">
          <table:table-cell office:value-type="float" office:value="-2.89638">
            <text:p>-2.89638</text:p>
          </table:table-cell>
          <table:table-cell office:value-type="float" office:value="0.0197538">
            <text:p>0.0197538</text:p>
          </table:table-cell>
          <table:table-cell office:value-type="float" office:value="18">
            <text:p>18</text:p>
          </table:table-cell>
          <table:table-cell office:value-type="float" office:value="0.0318495">
            <text:p>0.0318495</text:p>
          </table:table-cell>
          <table:table-cell table:style-name="ce1" office:value-type="float" office:value="0.0000606298">
            <text:p>6.06E-005</text:p>
          </table:table-cell>
          <table:table-cell table:style-name="ce1" office:value-type="float" office:value="0.0000344096">
            <text:p>3.44E-005</text:p>
          </table:table-cell>
        </table:table-row>
        <table:table-row table:style-name="ro1">
          <table:table-cell office:value-type="float" office:value="-3.90161">
            <text:p>-3.90161</text:p>
          </table:table-cell>
          <table:table-cell office:value-type="float" office:value="0.0211518">
            <text:p>0.0211518</text:p>
          </table:table-cell>
          <table:table-cell office:value-type="float" office:value="19">
            <text:p>19</text:p>
          </table:table-cell>
          <table:table-cell office:value-type="float" office:value="0.156664">
            <text:p>0.156664</text:p>
          </table:table-cell>
          <table:table-cell office:value-type="float" office:value="0.000291269">
            <text:p>0.000291269</text:p>
          </table:table-cell>
          <table:table-cell office:value-type="float" office:value="0.000692499">
            <text:p>0.000692499</text:p>
          </table:table-cell>
        </table:table-row>
        <table:table-row table:style-name="ro1">
          <table:table-cell office:value-type="float" office:value="-4.57398">
            <text:p>-4.57398</text:p>
          </table:table-cell>
          <table:table-cell office:value-type="float" office:value="0.019327">
            <text:p>0.019327</text:p>
          </table:table-cell>
          <table:table-cell office:value-type="float" office:value="20">
            <text:p>20</text:p>
          </table:table-cell>
          <table:table-cell office:value-type="float" office:value="0.0022816">
            <text:p>0.0022816</text:p>
          </table:table-cell>
          <table:table-cell table:style-name="ce1" office:value-type="float" office:value="0.00000366059">
            <text:p>3.66E-006</text:p>
          </table:table-cell>
          <table:table-cell table:style-name="ce1" office:value-type="float" office:value="0.000000131034">
            <text:p>1.31E-007</text:p>
          </table:table-cell>
        </table:table-row>
        <table:table-row table:style-name="ro1">
          <table:table-cell office:value-type="float" office:value="-3.17144">
            <text:p>-3.17144</text:p>
          </table:table-cell>
          <table:table-cell office:value-type="float" office:value="0.0199744">
            <text:p>0.0199744</text:p>
          </table:table-cell>
          <table:table-cell office:value-type="float" office:value="21">
            <text:p>21</text:p>
          </table:table-cell>
          <table:table-cell office:value-type="float" office:value="0.069608">
            <text:p>0.069608</text:p>
          </table:table-cell>
          <table:table-cell office:value-type="float" office:value="0.000130547">
            <text:p>0.000130547</text:p>
          </table:table-cell>
          <table:table-cell office:value-type="float" office:value="0.000156019">
            <text:p>0.00015601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2" office:value-type="float" office:value="-3.32174">
            <text:p>-3.32174</text:p>
          </table:table-cell>
          <table:table-cell office:value-type="float" office:value="0.0202578">
            <text:p>0.0202578</text:p>
          </table:table-cell>
          <table:table-cell office:value-type="float" office:value="23">
            <text:p>23</text:p>
          </table:table-cell>
          <table:table-cell office:value-type="float" office:value="0.0180861">
            <text:p>0.0180861</text:p>
          </table:table-cell>
          <table:table-cell table:style-name="ce1" office:value-type="float" office:value="0.0000339249">
            <text:p>3.39E-005</text:p>
          </table:table-cell>
          <table:table-cell table:style-name="ce1" office:value-type="float" office:value="0.0000102438">
            <text:p>1.02E-005</text:p>
          </table:table-cell>
        </table:table-row>
        <table:table-row table:style-name="ro1">
          <table:table-cell office:value-type="float" office:value="-3.41061">
            <text:p>-3.41061</text:p>
          </table:table-cell>
          <table:table-cell office:value-type="float" office:value="0.0202472">
            <text:p>0.0202472</text:p>
          </table:table-cell>
          <table:table-cell office:value-type="float" office:value="24">
            <text:p>24</text:p>
          </table:table-cell>
          <table:table-cell office:value-type="float" office:value="0.231065">
            <text:p>0.231065</text:p>
          </table:table-cell>
          <table:table-cell office:value-type="float" office:value="0.000429674">
            <text:p>0.000429674</text:p>
          </table:table-cell>
          <table:table-cell office:value-type="float" office:value="0.00164422">
            <text:p>0.00164422</text:p>
          </table:table-cell>
        </table:table-row>
        <table:table-row table:style-name="ro1">
          <table:table-cell office:value-type="float" office:value="-2.59053">
            <text:p>-2.59053</text:p>
          </table:table-cell>
          <table:table-cell office:value-type="float" office:value="0.0175243">
            <text:p>0.0175243</text:p>
          </table:table-cell>
          <table:table-cell office:value-type="float" office:value="25">
            <text:p>25</text:p>
          </table:table-cell>
          <table:table-cell office:value-type="float" office:value="0.109189">
            <text:p>0.109189</text:p>
          </table:table-cell>
          <table:table-cell office:value-type="float" office:value="0.000189963">
            <text:p>0.000189963</text:p>
          </table:table-cell>
          <table:table-cell office:value-type="float" office:value="0.00042916">
            <text:p>0.00042916</text:p>
          </table:table-cell>
        </table:table-row>
        <table:table-row table:style-name="ro1">
          <table:table-cell office:value-type="float" office:value="-3.06909">
            <text:p>-3.06909</text:p>
          </table:table-cell>
          <table:table-cell office:value-type="float" office:value="0.0196456">
            <text:p>0.0196456</text:p>
          </table:table-cell>
          <table:table-cell office:value-type="float" office:value="26">
            <text:p>26</text:p>
          </table:table-cell>
          <table:table-cell office:value-type="float" office:value="0.0349182">
            <text:p>0.0349182</text:p>
          </table:table-cell>
          <table:table-cell table:style-name="ce1" office:value-type="float" office:value="0.0000650312">
            <text:p>6.50E-005</text:p>
          </table:table-cell>
          <table:table-cell table:style-name="ce1" office:value-type="float" office:value="0.0000400238">
            <text:p>4.00E-005</text:p>
          </table:table-cell>
        </table:table-row>
        <table:table-row table:style-name="ro1">
          <table:table-cell office:value-type="float" office:value="-3.65413">
            <text:p>-3.65413</text:p>
          </table:table-cell>
          <table:table-cell office:value-type="float" office:value="0.0203724">
            <text:p>0.0203724</text:p>
          </table:table-cell>
          <table:table-cell office:value-type="float" office:value="27">
            <text:p>27</text:p>
          </table:table-cell>
          <table:table-cell office:value-type="float" office:value="0.054696">
            <text:p>0.054696</text:p>
          </table:table-cell>
          <table:table-cell office:value-type="float" office:value="0.00010011">
            <text:p>0.00010011</text:p>
          </table:table-cell>
          <table:table-cell table:style-name="ce1" office:value-type="float" office:value="0.0000882007">
            <text:p>8.82E-005</text:p>
          </table:table-cell>
        </table:table-row>
        <table:table-row table:style-name="ro1">
          <table:table-cell office:value-type="float" office:value="-0.682338">
            <text:p>-0.682338</text:p>
          </table:table-cell>
          <table:table-cell office:value-type="float" office:value="0.0188173">
            <text:p>0.0188173</text:p>
          </table:table-cell>
          <table:table-cell office:value-type="float" office:value="28">
            <text:p>28</text:p>
          </table:table-cell>
          <table:table-cell office:value-type="float" office:value="0.0767805">
            <text:p>0.0767805</text:p>
          </table:table-cell>
          <table:table-cell office:value-type="float" office:value="0.000176653">
            <text:p>0.000176653</text:p>
          </table:table-cell>
          <table:table-cell office:value-type="float" office:value="0.000321883">
            <text:p>0.000321883</text:p>
          </table:table-cell>
        </table:table-row>
        <table:table-row table:style-name="ro1">
          <table:table-cell office:value-type="float" office:value="-3.81711">
            <text:p>-3.81711</text:p>
          </table:table-cell>
          <table:table-cell office:value-type="float" office:value="0.0203724">
            <text:p>0.0203724</text:p>
          </table:table-cell>
          <table:table-cell office:value-type="float" office:value="29">
            <text:p>29</text:p>
          </table:table-cell>
          <table:table-cell office:value-type="float" office:value="0.055493">
            <text:p>0.055493</text:p>
          </table:table-cell>
          <table:table-cell office:value-type="float" office:value="0.00010011">
            <text:p>0.00010011</text:p>
          </table:table-cell>
          <table:table-cell table:style-name="ce1" office:value-type="float" office:value="0.0000882007">
            <text:p>8.82E-005</text:p>
          </table:table-cell>
        </table:table-row>
        <table:table-row table:style-name="ro1">
          <table:table-cell office:value-type="float" office:value="-4.43468">
            <text:p>-4.43468</text:p>
          </table:table-cell>
          <table:table-cell office:value-type="float" office:value="0.0226988">
            <text:p>0.0226988</text:p>
          </table:table-cell>
          <table:table-cell office:value-type="float" office:value="30">
            <text:p>30</text:p>
          </table:table-cell>
          <table:table-cell office:value-type="float" office:value="0.113353">
            <text:p>0.113353</text:p>
          </table:table-cell>
          <table:table-cell office:value-type="float" office:value="0.000216079">
            <text:p>0.000216079</text:p>
          </table:table-cell>
          <table:table-cell office:value-type="float" office:value="0.00033097">
            <text:p>0.00033097</text:p>
          </table:table-cell>
        </table:table-row>
        <table:table-row table:style-name="ro1">
          <table:table-cell office:value-type="float" office:value="-3.22301">
            <text:p>-3.22301</text:p>
          </table:table-cell>
          <table:table-cell office:value-type="float" office:value="0.0212186">
            <text:p>0.0212186</text:p>
          </table:table-cell>
          <table:table-cell office:value-type="float" office:value="31">
            <text:p>31</text:p>
          </table:table-cell>
          <table:table-cell office:value-type="float" office:value="0.0562446">
            <text:p>0.0562446</text:p>
          </table:table-cell>
          <table:table-cell office:value-type="float" office:value="0.000111518">
            <text:p>0.000111518</text:p>
          </table:table-cell>
          <table:table-cell office:value-type="float" office:value="0.000100891">
            <text:p>0.000100891</text:p>
          </table:table-cell>
        </table:table-row>
        <table:table-row table:style-name="ro1">
          <table:table-cell office:value-type="float" office:value="-1.73491">
            <text:p>-1.73491</text:p>
          </table:table-cell>
          <table:table-cell office:value-type="float" office:value="0.019063">
            <text:p>0.019063</text:p>
          </table:table-cell>
          <table:table-cell office:value-type="float" office:value="32">
            <text:p>32</text:p>
          </table:table-cell>
          <table:table-cell office:value-type="float" office:value="0.154053">
            <text:p>0.154053</text:p>
          </table:table-cell>
          <table:table-cell office:value-type="float" office:value="0.000318418">
            <text:p>0.000318418</text:p>
          </table:table-cell>
          <table:table-cell office:value-type="float" office:value="0.00101883">
            <text:p>0.00101883</text:p>
          </table:table-cell>
        </table:table-row>
        <table:table-row table:style-name="ro1">
          <table:table-cell office:value-type="float" office:value="-1.57956">
            <text:p>-1.57956</text:p>
          </table:table-cell>
          <table:table-cell office:value-type="float" office:value="0.018521">
            <text:p>0.018521</text:p>
          </table:table-cell>
          <table:table-cell office:value-type="float" office:value="33">
            <text:p>33</text:p>
          </table:table-cell>
          <table:table-cell office:value-type="float" office:value="0.132743">
            <text:p>0.132743</text:p>
          </table:table-cell>
          <table:table-cell office:value-type="float" office:value="0.000271104">
            <text:p>0.000271104</text:p>
          </table:table-cell>
          <table:table-cell office:value-type="float" office:value="0.000782454">
            <text:p>0.00078245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-0.607661">
            <text:p>-0.607661</text:p>
          </table:table-cell>
          <table:table-cell office:value-type="float" office:value="0.0158892">
            <text:p>0.0158892</text:p>
          </table:table-cell>
          <table:table-cell office:value-type="float" office:value="35">
            <text:p>35</text:p>
          </table:table-cell>
          <table:table-cell office:value-type="float" office:value="0.0771526">
            <text:p>0.0771526</text:p>
          </table:table-cell>
          <table:table-cell office:value-type="float" office:value="0.000151255">
            <text:p>0.000151255</text:p>
          </table:table-cell>
          <table:table-cell office:value-type="float" office:value="0.00033097">
            <text:p>0.00033097</text:p>
          </table:table-cell>
        </table:table-row>
        <table:table-row table:style-name="ro1">
          <table:table-cell office:value-type="float" office:value="-1.74848">
            <text:p>-1.74848</text:p>
          </table:table-cell>
          <table:table-cell office:value-type="float" office:value="0.0181467">
            <text:p>0.0181467</text:p>
          </table:table-cell>
          <table:table-cell office:value-type="float" office:value="36">
            <text:p>36</text:p>
          </table:table-cell>
          <table:table-cell office:value-type="float" office:value="0.104765">
            <text:p>0.104765</text:p>
          </table:table-cell>
          <table:table-cell office:value-type="float" office:value="0.000205835">
            <text:p>0.000205835</text:p>
          </table:table-cell>
          <table:table-cell office:value-type="float" office:value="0.000469888">
            <text:p>0.000469888</text:p>
          </table:table-cell>
        </table:table-row>
        <table:table-row table:style-name="ro1">
          <table:table-cell office:value-type="float" office:value="-1.6829">
            <text:p>-1.6829</text:p>
          </table:table-cell>
          <table:table-cell office:value-type="float" office:value="0.0201429">
            <text:p>0.0201429</text:p>
          </table:table-cell>
          <table:table-cell office:value-type="float" office:value="37">
            <text:p>37</text:p>
          </table:table-cell>
          <table:table-cell office:value-type="float" office:value="0.0751062">
            <text:p>0.0751062</text:p>
          </table:table-cell>
          <table:table-cell office:value-type="float" office:value="0.000164957">
            <text:p>0.000164957</text:p>
          </table:table-cell>
          <table:table-cell office:value-type="float" office:value="0.000244952">
            <text:p>0.000244952</text:p>
          </table:table-cell>
        </table:table-row>
        <table:table-row table:style-name="ro1">
          <table:table-cell office:value-type="float" office:value="-1.87063">
            <text:p>-1.87063</text:p>
          </table:table-cell>
          <table:table-cell office:value-type="float" office:value="0.0206649">
            <text:p>0.0206649</text:p>
          </table:table-cell>
          <table:table-cell office:value-type="float" office:value="38">
            <text:p>38</text:p>
          </table:table-cell>
          <table:table-cell office:value-type="float" office:value="0.0939358">
            <text:p>0.0939358</text:p>
          </table:table-cell>
          <table:table-cell office:value-type="float" office:value="0.000207444">
            <text:p>0.000207444</text:p>
          </table:table-cell>
          <table:table-cell office:value-type="float" office:value="0.000368046">
            <text:p>0.000368046</text:p>
          </table:table-cell>
        </table:table-row>
        <table:table-row table:style-name="ro1">
          <table:table-cell office:value-type="float" office:value="-1.71823">
            <text:p>-1.71823</text:p>
          </table:table-cell>
          <table:table-cell office:value-type="float" office:value="0.020029">
            <text:p>0.020029</text:p>
          </table:table-cell>
          <table:table-cell office:value-type="float" office:value="39">
            <text:p>39</text:p>
          </table:table-cell>
          <table:table-cell office:value-type="float" office:value="0.0737428">
            <text:p>0.0737428</text:p>
          </table:table-cell>
          <table:table-cell office:value-type="float" office:value="0.000160434">
            <text:p>0.000160434</text:p>
          </table:table-cell>
          <table:table-cell office:value-type="float" office:value="0.000234345">
            <text:p>0.00023434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float" office:value="-2.23786">
            <text:p>-2.23786</text:p>
          </table:table-cell>
          <table:table-cell office:value-type="float" office:value="0.0193191">
            <text:p>0.0193191</text:p>
          </table:table-cell>
          <table:table-cell office:value-type="float" office:value="48">
            <text:p>48</text:p>
          </table:table-cell>
          <table:table-cell office:value-type="float" office:value="0.214245">
            <text:p>0.214245</text:p>
          </table:table-cell>
          <table:table-cell office:value-type="float" office:value="0.000425724">
            <text:p>0.000425724</text:p>
          </table:table-cell>
          <table:table-cell office:value-type="float" office:value="0.00177289">
            <text:p>0.00177289</text:p>
          </table:table-cell>
        </table:table-row>
        <table:table-row table:style-name="ro1">
          <table:table-cell office:value-type="float" office:value="-2.27983">
            <text:p>-2.27983</text:p>
          </table:table-cell>
          <table:table-cell office:value-type="float" office:value="0.0187047">
            <text:p>0.0187047</text:p>
          </table:table-cell>
          <table:table-cell office:value-type="float" office:value="49">
            <text:p>49</text:p>
          </table:table-cell>
          <table:table-cell office:value-type="float" office:value="0.262797">
            <text:p>0.262797</text:p>
          </table:table-cell>
          <table:table-cell office:value-type="float" office:value="0.000503434">
            <text:p>0.000503434</text:p>
          </table:table-cell>
          <table:table-cell office:value-type="float" office:value="0.00264411">
            <text:p>0.00264411</text:p>
          </table:table-cell>
        </table:table-row>
        <table:table-row table:style-name="ro1">
          <table:table-cell office:value-type="float" office:value="-1.80136">
            <text:p>-1.80136</text:p>
          </table:table-cell>
          <table:table-cell office:value-type="float" office:value="0.0182876">
            <text:p>0.0182876</text:p>
          </table:table-cell>
          <table:table-cell office:value-type="float" office:value="50">
            <text:p>50</text:p>
          </table:table-cell>
          <table:table-cell office:value-type="float" office:value="0.0993294">
            <text:p>0.0993294</text:p>
          </table:table-cell>
          <table:table-cell office:value-type="float" office:value="0.000195558">
            <text:p>0.000195558</text:p>
          </table:table-cell>
          <table:table-cell office:value-type="float" office:value="0.000417636">
            <text:p>0.000417636</text:p>
          </table:table-cell>
        </table:table-row>
        <table:table-row table:style-name="ro1">
          <table:table-cell office:value-type="float" office:value="-1.51973">
            <text:p>-1.51973</text:p>
          </table:table-cell>
          <table:table-cell office:value-type="float" office:value="0.0157511">
            <text:p>0.0157511</text:p>
          </table:table-cell>
          <table:table-cell office:value-type="float" office:value="51">
            <text:p>51</text:p>
          </table:table-cell>
          <table:table-cell office:value-type="float" office:value="0.00690843">
            <text:p>0.00690843</text:p>
          </table:table-cell>
          <table:table-cell table:style-name="ce1" office:value-type="float" office:value="0.0000120782">
            <text:p>1.21E-005</text:p>
          </table:table-cell>
          <table:table-cell table:style-name="ce1" office:value-type="float" office:value="0.0000021478">
            <text:p>2.15E-006</text:p>
          </table:table-cell>
        </table:table-row>
        <table:table-row table:style-name="ro1">
          <table:table-cell office:value-type="float" office:value="-1.96166">
            <text:p>-1.96166</text:p>
          </table:table-cell>
          <table:table-cell office:value-type="float" office:value="0.018918">
            <text:p>0.018918</text:p>
          </table:table-cell>
          <table:table-cell office:value-type="float" office:value="52">
            <text:p>52</text:p>
          </table:table-cell>
          <table:table-cell office:value-type="float" office:value="0.0312749">
            <text:p>0.0312749</text:p>
          </table:table-cell>
          <table:table-cell table:style-name="ce1" office:value-type="float" office:value="0.0000626226">
            <text:p>6.26E-005</text:p>
          </table:table-cell>
          <table:table-cell table:style-name="ce1" office:value-type="float" office:value="0.0000400238">
            <text:p>4.00E-005</text:p>
          </table:table-cell>
        </table:table-row>
        <table:table-row table:style-name="ro1">
          <table:table-cell office:value-type="float" office:value="-2.01841">
            <text:p>-2.01841</text:p>
          </table:table-cell>
          <table:table-cell office:value-type="float" office:value="0.018918">
            <text:p>0.018918</text:p>
          </table:table-cell>
          <table:table-cell office:value-type="float" office:value="53">
            <text:p>53</text:p>
          </table:table-cell>
          <table:table-cell office:value-type="float" office:value="0.0314614">
            <text:p>0.0314614</text:p>
          </table:table-cell>
          <table:table-cell table:style-name="ce1" office:value-type="float" office:value="0.0000626226">
            <text:p>6.26E-005</text:p>
          </table:table-cell>
          <table:table-cell table:style-name="ce1" office:value-type="float" office:value="0.0000400238">
            <text:p>4.00E-005</text:p>
          </table:table-cell>
        </table:table-row>
        <table:table-row table:style-name="ro1">
          <table:table-cell office:value-type="float" office:value="-1.83838">
            <text:p>-1.83838</text:p>
          </table:table-cell>
          <table:table-cell office:value-type="float" office:value="0.0195911">
            <text:p>0.0195911</text:p>
          </table:table-cell>
          <table:table-cell office:value-type="float" office:value="54">
            <text:p>54</text:p>
          </table:table-cell>
          <table:table-cell office:value-type="float" office:value="0.0428842">
            <text:p>0.0428842</text:p>
          </table:table-cell>
          <table:table-cell table:style-name="ce1" office:value-type="float" office:value="0.0000900909">
            <text:p>9.01E-005</text:p>
          </table:table-cell>
          <table:table-cell table:style-name="ce1" office:value-type="float" office:value="0.0000772408">
            <text:p>7.72E-005</text:p>
          </table:table-cell>
        </table:table-row>
        <table:table-row table:style-name="ro1">
          <table:table-cell office:value-type="float" office:value="-2.01837">
            <text:p>-2.01837</text:p>
          </table:table-cell>
          <table:table-cell office:value-type="float" office:value="0.0188173">
            <text:p>0.0188173</text:p>
          </table:table-cell>
          <table:table-cell office:value-type="float" office:value="55">
            <text:p>55</text:p>
          </table:table-cell>
          <table:table-cell office:value-type="float" office:value="0.0892243">
            <text:p>0.0892243</text:p>
          </table:table-cell>
          <table:table-cell office:value-type="float" office:value="0.000176653">
            <text:p>0.000176653</text:p>
          </table:table-cell>
          <table:table-cell office:value-type="float" office:value="0.000321883">
            <text:p>0.000321883</text:p>
          </table:table-cell>
        </table:table-row>
        <table:table-row table:style-name="ro1">
          <table:table-cell office:value-type="float" office:value="-1.63346">
            <text:p>-1.63346</text:p>
          </table:table-cell>
          <table:table-cell office:value-type="float" office:value="0.0186704">
            <text:p>0.0186704</text:p>
          </table:table-cell>
          <table:table-cell office:value-type="float" office:value="56">
            <text:p>56</text:p>
          </table:table-cell>
          <table:table-cell office:value-type="float" office:value="0.0714503">
            <text:p>0.0714503</text:p>
          </table:table-cell>
          <table:table-cell office:value-type="float" office:value="0.000146239">
            <text:p>0.000146239</text:p>
          </table:table-cell>
          <table:table-cell office:value-type="float" office:value="0.00022408">
            <text:p>0.00022408</text:p>
          </table:table-cell>
        </table:table-row>
        <table:table-row table:style-name="ro1">
          <table:table-cell office:value-type="float" office:value="-1.59985">
            <text:p>-1.59985</text:p>
          </table:table-cell>
          <table:table-cell office:value-type="float" office:value="0.0176546">
            <text:p>0.0176546</text:p>
          </table:table-cell>
          <table:table-cell office:value-type="float" office:value="57">
            <text:p>57</text:p>
          </table:table-cell>
          <table:table-cell office:value-type="float" office:value="0.0865192">
            <text:p>0.0865192</text:p>
          </table:table-cell>
          <table:table-cell office:value-type="float" office:value="0.000168061">
            <text:p>0.000168061</text:p>
          </table:table-cell>
          <table:table-cell office:value-type="float" office:value="0.00033097">
            <text:p>0.00033097</text:p>
          </table:table-cell>
        </table:table-row>
        <table:table-row table:style-name="ro1">
          <table:table-cell office:value-type="float" office:value="-1.60329">
            <text:p>-1.60329</text:p>
          </table:table-cell>
          <table:table-cell office:value-type="float" office:value="0.0195911">
            <text:p>0.0195911</text:p>
          </table:table-cell>
          <table:table-cell office:value-type="float" office:value="58">
            <text:p>58</text:p>
          </table:table-cell>
          <table:table-cell office:value-type="float" office:value="0.0418109">
            <text:p>0.0418109</text:p>
          </table:table-cell>
          <table:table-cell table:style-name="ce1" office:value-type="float" office:value="0.0000900909">
            <text:p>9.01E-005</text:p>
          </table:table-cell>
          <table:table-cell table:style-name="ce1" office:value-type="float" office:value="0.0000772408">
            <text:p>7.72E-005</text:p>
          </table:table-cell>
        </table:table-row>
        <table:table-row table:style-name="ro1">
          <table:table-cell office:value-type="float" office:value="-2.94157">
            <text:p>-2.94157</text:p>
          </table:table-cell>
          <table:table-cell office:value-type="float" office:value="0.0205484">
            <text:p>0.0205484</text:p>
          </table:table-cell>
          <table:table-cell office:value-type="float" office:value="59">
            <text:p>59</text:p>
          </table:table-cell>
          <table:table-cell office:value-type="float" office:value="0.0346621">
            <text:p>0.0346621</text:p>
          </table:table-cell>
          <table:table-cell table:style-name="ce1" office:value-type="float" office:value="0.0000683423">
            <text:p>6.83E-005</text:p>
          </table:table-cell>
          <table:table-cell table:style-name="ce1" office:value-type="float" office:value="0.0000404044">
            <text:p>4.04E-005</text:p>
          </table:table-cell>
        </table:table-row>
        <table:table-row table:style-name="ro1">
          <table:table-cell office:value-type="float" office:value="-1.97928">
            <text:p>-1.97928</text:p>
          </table:table-cell>
          <table:table-cell office:value-type="float" office:value="0.0181954">
            <text:p>0.0181954</text:p>
          </table:table-cell>
          <table:table-cell office:value-type="float" office:value="60">
            <text:p>60</text:p>
          </table:table-cell>
          <table:table-cell office:value-type="float" office:value="0.0381943">
            <text:p>0.0381943</text:p>
          </table:table-cell>
          <table:table-cell table:style-name="ce1" office:value-type="float" office:value="0.0000734204">
            <text:p>7.34E-005</text:p>
          </table:table-cell>
          <table:table-cell table:style-name="ce1" office:value-type="float" office:value="0.0000594721">
            <text:p>5.95E-005</text:p>
          </table:table-cell>
        </table:table-row>
        <table:table-row table:style-name="ro1">
          <table:table-cell office:value-type="float" office:value="-1.66827">
            <text:p>-1.66827</text:p>
          </table:table-cell>
          <table:table-cell office:value-type="float" office:value="0.019272">
            <text:p>0.019272</text:p>
          </table:table-cell>
          <table:table-cell office:value-type="float" office:value="61">
            <text:p>61</text:p>
          </table:table-cell>
          <table:table-cell office:value-type="float" office:value="0.130062">
            <text:p>0.130062</text:p>
          </table:table-cell>
          <table:table-cell office:value-type="float" office:value="0.000273741">
            <text:p>0.000273741</text:p>
          </table:table-cell>
          <table:table-cell office:value-type="float" office:value="0.000736804">
            <text:p>0.000736804</text:p>
          </table:table-cell>
        </table:table-row>
        <table:table-row table:style-name="ro1">
          <table:table-cell office:value-type="float" office:value="-1.57028">
            <text:p>-1.57028</text:p>
          </table:table-cell>
          <table:table-cell office:value-type="float" office:value="0.0162017">
            <text:p>0.0162017</text:p>
          </table:table-cell>
          <table:table-cell office:value-type="float" office:value="62">
            <text:p>62</text:p>
          </table:table-cell>
          <table:table-cell office:value-type="float" office:value="0.279081">
            <text:p>0.279081</text:p>
          </table:table-cell>
          <table:table-cell office:value-type="float" office:value="0.000499108">
            <text:p>0.000499108</text:p>
          </table:table-cell>
          <table:table-cell office:value-type="float" office:value="0.00346311">
            <text:p>0.00346311</text:p>
          </table:table-cell>
        </table:table-row>
        <table:table-row table:style-name="ro1">
          <table:table-cell office:value-type="float" office:value="-1.46119">
            <text:p>-1.46119</text:p>
          </table:table-cell>
          <table:table-cell office:value-type="float" office:value="0.0195371">
            <text:p>0.0195371</text:p>
          </table:table-cell>
          <table:table-cell office:value-type="float" office:value="63">
            <text:p>63</text:p>
          </table:table-cell>
          <table:table-cell office:value-type="float" office:value="0.0861121">
            <text:p>0.0861121</text:p>
          </table:table-cell>
          <table:table-cell office:value-type="float" office:value="0.000187952">
            <text:p>0.000187952</text:p>
          </table:table-cell>
          <table:table-cell office:value-type="float" office:value="0.000338021">
            <text:p>0.000338021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7/03/2012</text:date>, <text:time>17:0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y Tompkins</meta:initial-creator>
    <meta:creation-date>2012-07-03T10:36:51</meta:creation-date>
    <dc:date>2012-07-03T17:00:07</dc:date>
    <dc:creator>Jeromy Tompkins</dc:creator>
    <meta:editing-duration>PT05H06M44S</meta:editing-duration>
    <meta:editing-cycles>6</meta:editing-cycles>
    <meta:generator>OpenOffice.org/3.2$Linux OpenOffice.org_project/320m12$Build-9483</meta:generator>
    <meta:document-statistic meta:table-count="3" meta:cell-count="633" meta:object-count="0"/>
  </office:meta>
</office:document-meta>
</file>